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rebuchet MS" svg:font-family="'Trebuchet MS', Helvetica, 'DejaVu Sans', 'Lucida Grande', 'Lucida Sans Unicode', 'Lucida Sans', sans-serif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1" fo:font-size="14pt" style:font-size-asian="14pt" style:font-size-complex="14pt"/>
    </style:style>
    <style:style style:name="T1" style:family="text">
      <style:text-properties fo:font-variant="normal" fo:text-transform="none" fo:color="#555555" style:font-name="Trebuchet MS" fo:font-size="10.5pt" fo:letter-spacing="normal" fo:font-style="normal"/>
    </style:style>
    <style:style style:name="T2" style:family="text">
      <style:text-properties fo:font-variant="normal" fo:text-transform="none" fo:color="#555555" style:font-name="Trebuchet MS" fo:font-size="10.5pt" fo:letter-spacing="normal" fo:font-style="normal" fo:font-weight="normal"/>
    </style:style>
    <style:style style:name="T3" style:family="text">
      <style:text-properties fo:font-variant="normal" fo:text-transform="none" fo:color="#555555" style:font-name="Trebuchet MS" fo:font-size="10.5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555555" fo:letter-spacing="normal"/>
    </style:style>
    <style:style style:name="T5" style:family="text">
      <style:text-properties fo:font-variant="normal" fo:text-transform="none" fo:color="#555555" fo:letter-spacing="normal" fo:font-style="normal" fo:font-weight="normal"/>
    </style:style>
    <style:style style:name="T6" style:family="text">
      <style:text-properties fo:font-variant="normal" fo:text-transform="none" fo:color="#555555" fo:font-size="10.5pt" fo:letter-spacing="normal" fo:font-style="normal"/>
    </style:style>
    <style:style style:name="T7" style:family="text">
      <style:text-properties fo:font-variant="normal" fo:text-transform="none" fo:color="#555555" fo:font-size="10.5pt" fo:letter-spacing="normal" fo:font-style="normal" fo:font-weight="normal"/>
    </style:style>
    <style:style style:name="T8" style:family="text">
      <style:text-properties fo:font-variant="normal" fo:text-transform="none" fo:color="#555555" style:font-name="Times New Roman1" fo:font-size="10.5pt" fo:letter-spacing="normal" fo:font-style="normal"/>
    </style:style>
    <style:style style:name="T9" style:family="text">
      <style:text-properties fo:font-variant="normal" fo:text-transform="none" fo:color="#555555" style:font-name="Times New Roman1" fo:font-size="10.5pt" fo:letter-spacing="normal" fo:font-style="normal" fo:font-weight="normal"/>
    </style:style>
    <style:style style:name="T10" style:family="text">
      <style:text-properties fo:font-variant="normal" fo:text-transform="none" fo:color="#555555" style:font-name="Times New Roman1" fo:letter-spacing="normal"/>
    </style:style>
    <style:style style:name="T11" style:family="text">
      <style:text-properties fo:font-variant="normal" fo:text-transform="none" fo:color="#555555" style:font-name="Times New Roman1" fo:letter-spacing="normal" fo:font-style="normal"/>
    </style:style>
    <style:style style:name="T12" style:family="text">
      <style:text-properties fo:font-variant="normal" fo:text-transform="none" fo:color="#555555" style:font-name="Times New Roman1" fo:letter-spacing="normal" fo:font-style="normal" fo:font-weight="normal"/>
    </style:style>
    <style:style style:name="T13" style:family="text">
      <style:text-properties fo:font-variant="normal" fo:text-transform="none" fo:color="#555555" style:font-name="Times New Roman1" fo:font-size="14pt" fo:letter-spacing="normal" fo:font-style="normal" style:font-size-asian="14pt" style:font-size-complex="14pt"/>
    </style:style>
    <style:style style:name="T14" style:family="text">
      <style:text-properties fo:font-variant="normal" fo:text-transform="none" fo:color="#555555" style:font-name="Times New Roman1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555555" style:font-name="Times New Roman1" fo:font-size="14pt" fo:letter-spacing="normal" style:font-size-asian="14pt" style:font-size-complex="14pt"/>
    </style:style>
    <style:style style:name="T16" style:family="text">
      <style:text-properties fo:font-variant="normal" fo:text-transform="none" fo:color="#2980b9" style:font-name="Trebuchet MS" fo:font-size="10.5pt" fo:letter-spacing="normal" fo:font-style="normal" fo:font-weight="normal"/>
    </style:style>
    <style:style style:name="T17" style:family="text">
      <style:text-properties fo:font-variant="normal" fo:text-transform="none" fo:color="#2980b9" fo:font-size="10.5pt" fo:letter-spacing="normal" fo:font-style="normal" fo:font-weight="normal"/>
    </style:style>
    <style:style style:name="T18" style:family="text">
      <style:text-properties fo:font-variant="normal" fo:text-transform="none" fo:color="#2980b9" style:font-name="Times New Roman1" fo:font-size="10.5pt" fo:letter-spacing="normal" fo:font-style="normal" fo:font-weight="normal"/>
    </style:style>
    <style:style style:name="T19" style:family="text">
      <style:text-properties fo:font-variant="normal" fo:text-transform="none" fo:color="#2980b9" style:font-name="Times New Roman1" fo:letter-spacing="normal" fo:font-style="normal" fo:font-weight="normal"/>
    </style:style>
    <style:style style:name="T20" style:family="text">
      <style:text-properties fo:font-variant="normal" fo:text-transform="none" fo:color="#2980b9" style:font-name="Times New Roman1" fo:font-size="14pt" fo:letter-spacing="normal" fo:font-style="normal" fo:font-weight="normal" style:font-size-asian="14pt" style:font-size-complex="14pt"/>
    </style:style>
    <style:style style:name="T21" style:family="text">
      <style:text-properties fo:language="ru" fo:country="RU"/>
    </style:style>
    <style:style style:name="T22" style:family="text">
      <style:text-properties style:font-name="Times New Roman1"/>
    </style:style>
    <style:style style:name="T23" style:family="text">
      <style:text-properties style:font-name="Times New Roman1" fo:language="ru" fo:country="RU"/>
    </style:style>
    <style:style style:name="T24" style:family="text">
      <style:text-properties style:font-name="Times New Roman1" fo:font-size="14pt" style:font-size-asian="14pt" style:font-size-complex="14pt"/>
    </style:style>
    <style:style style:name="T25" style:family="text">
      <style:text-properties style:font-name="Times New Roman1" fo:font-size="14pt" fo:language="ru" fo:country="RU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«Это один из тех случаев, когда 2 очень талантливых человека встретили 2-х гениев»</text:span> </text:p>
      <text:p text:style-name="P2"/>
      <text:p text:style-name="P1"><text:span text:style-name="Strong_20_Emphasis"><text:span text:style-name="T13">Группа Queen</text:span></text:span><text:span text:style-name="T15"> </text:span><text:span text:style-name="T14">появилась в середине 1960-х годов, когда студенты Брайан Мэй и Тим Стаффел решили создать музыкальную группу, получившую название в честь книги Оруэлла «1984». Вскоре на их объявление по поиску барабанщика откликнулся Роджер Тейлор, ставший третьим членом «1984». Через несколько лет группа переименовывает себя в Smile. Примерно в то же время участники группы знакомятся с Фарухом Булсарой, который посещал их репетиции и интересовался их творчеством. В течение года их музыкальные пути находятся на параллельных прямых. Но в начале 1970-го года Стаффел покидает группу и тогда Тейлор и Мэй приглашают Фаруха опробоваться на роль вокалиста, которую ранее исполнял Тим.</text:span><text:span text:style-name="T24"> </text:span></text:p>
      <text:p text:style-name="P2"/>
      <text:p text:style-name="P1"><text:span text:style-name="T14">Это было одним из самых важных решений в истории рок-музыки семидесятых. Вскоре группа меняет название на Queen, а Фарух меняет имя на сценический псевдоним, ставший известным во всём мире, – Фредди Меркури. Так появилась знаменитая связка: </text:span><text:span text:style-name="Strong_20_Emphasis"><text:span text:style-name="T13">группа Квин – Фредди Меркури</text:span></text:span><text:span text:style-name="T14">.</text:span><text:span text:style-name="T24"> </text:span></text:p>
      <text:p text:style-name="P2"/>
      <text:p text:style-name="P2"><text:span text:style-name="T5">Фредди Меркури придумывает для группы логотип, в котором объединяются знаки Зодиака всех участников Queen.</text:span> </text:p>
      <text:p text:style-name="P2"/>
      <text:p text:style-name="P1"><text:span text:style-name="T14">В 1973 году, после двухлетней записи, на прилавках магазинов появляется их 1-й альбом с прозаичным названием «Queen».</text:span><text:span text:style-name="T24"> </text:span><text:span text:style-name="T14">В 1974 году они выстреливают сразу двумя альбомами, которые вплотную подобрались к вершинам чартов Великобритании.</text:span><text:span text:style-name="T24"> </text:span><text:span text:style-name="T14">Но настоящий успех был впереди. В 1975 году выходит 4-й альбом Queen «A night at the Opera». Он моментально стал платиновым и занял верхнюю строчку чартов.</text:span><text:span text:style-name="T24"> </text:span><text:span text:style-name="T14">Меркури придумал </text:span><text:a xlink:type="simple" xlink:href="http://rock-history.ru/songs/queen-love-of-my-life.html" text:style-name="Internet_20_link" text:visited-style-name="Visited_20_Internet_20_Link"><text:span text:style-name="T20">Love of my life</text:span></text:a><text:span text:style-name="T14"> и один из главных хитов коллектива Bohemian Rhapsody, ставший визитной карточкой группы и вознёсший её на уровень популярности Beatles и Led Zeppelin.</text:span></text:p>
      <text:p text:style-name="Text_20_body"><text:span text:style-name="T24"><text:line-break/></text:span><text:span text:style-name="T25">Чуть позже </text:span><text:span text:style-name="T14">были записаны два гимна, исполняемые на множестве мероприятий и по сей день. Первый из них — “</text:span><text:a xlink:type="simple" xlink:href="http://rock-history.ru/songs/queen-pesnya-we-will-rock-you.html" text:style-name="Internet_20_link" text:visited-style-name="Visited_20_Internet_20_Link"><text:span text:style-name="T20">We will Rock you</text:span></text:a><text:span text:style-name="T14">" стал частым гостем на рок концертах, а без “</text:span><text:a xlink:type="simple" xlink:href="http://rock-history.ru/songs/queen-we-are-the-champions.html" text:style-name="Internet_20_link" text:visited-style-name="Visited_20_Internet_20_Link"><text:span text:style-name="T20">We are the champions</text:span></text:a><text:span text:style-name="T14">" редко обходится хотя бы одно чествование спортивных чемпионов.</text:span><text:span text:style-name="T24"> </text:span></text:p>
      <text:p text:style-name="Text_20_body"><text:span text:style-name="T24"/></text:p>
      <text:p text:style-name="Text_20_body"><text:span text:style-name="T3">После 1987 года в прессе стали шириться слухи о болезни Фредди Меркури. До 1991 года группа успевает выпустить два альбома, которые раскручивались благодаря синглам и видеоклипам, в которых хорошо заметна прогрессирующая болезнь Меркури. Неизбежное случилось 24 ноября 1991 года, когда Фредди Меркури умер от СПИДа. Его смерть вызвала настоящий бум по борьбе с этим страшным заболеванием.</text:span><text:span text:style-name="T2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rebuchet MS" svg:font-family="'Trebuchet MS', Helvetica, 'DejaVu Sans', 'Lucida Grande', 'Lucida Sans Unicode', 'Lucida Sans', sans-serif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40S</meta:editing-duration>
    <meta:editing-cycles>3</meta:editing-cycles>
    <meta:generator>OpenOffice/4.1.3$Win32 OpenOffice.org_project/413m1$Build-9783</meta:generator>
    <dc:date>2018-04-26T22:03:57.62</dc:date>
    <meta:document-statistic meta:table-count="0" meta:image-count="0" meta:object-count="0" meta:page-count="1" meta:paragraph-count="7" meta:word-count="351" meta:character-count="2358"/>
    <dc:creator>Елена Горькова</dc:creator>
    <meta:user-defined meta:name="Info 1"/>
    <meta:user-defined meta:name="Info 2"/>
    <meta:user-defined meta:name="Info 3"/>
    <meta:user-defined meta:name="Info 4"/>
  </office:meta>
</office:document-meta>
</file>